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fr" fo:country="CH"/>
    </style:style>
    <style:style style:name="P3" style:family="paragraph" style:parent-style-name="Standard">
      <style:paragraph-properties fo:text-align="center" style:justify-single-word="false"/>
      <style:text-properties fo:color="#3366ff" fo:font-size="24pt" fo:language="fr" fo:country="CH" style:font-size-asian="24pt" style:font-size-complex="24pt"/>
    </style:style>
    <style:style style:name="P4" style:family="paragraph" style:parent-style-name="Standard">
      <style:paragraph-properties fo:margin-left="0.2917in" fo:margin-right="0in" fo:text-align="justify" style:justify-single-word="false" fo:text-indent="0in" style:auto-text-indent="false"/>
    </style:style>
    <style:style style:name="P5" style:family="paragraph" style:parent-style-name="Salutation">
      <style:paragraph-properties fo:margin-left="0.302in" fo:margin-right="0in" fo:text-align="justify" style:justify-single-word="false" fo:text-indent="-0.302in" style:auto-text-indent="false">
        <style:tab-stops/>
      </style:paragraph-properties>
    </style:style>
    <style:style style:name="P6" style:family="paragraph" style:parent-style-name="Hanging_20_indent">
      <style:paragraph-properties fo:margin-left="0.2811in" fo:margin-right="0in" fo:text-align="justify" style:justify-single-word="false" fo:text-indent="-0.2811in" style:auto-text-indent="false"/>
    </style:style>
    <style:style style:name="P7" style:family="paragraph" style:parent-style-name="Standard" style:list-style-name="WW8Num3">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paragraph-properties fo:text-align="justify" style:justify-single-word="false"/>
      <style:text-properties fo:language="fr" fo:country="CH"/>
    </style:style>
    <style:style style:name="P10" style:family="paragraph" style:parent-style-name="Standard" style:list-style-name="WW8Num3">
      <style:paragraph-properties fo:text-align="justify" style:justify-single-word="false"/>
      <style:text-properties fo:language="fr" fo:country="CH"/>
    </style:style>
    <style:style style:name="P11" style:family="paragraph" style:parent-style-name="Standard" style:list-style-name="WW8Num2">
      <style:paragraph-properties fo:text-align="justify" style:justify-single-word="false"/>
      <style:text-properties fo:language="fr" fo:country="CH"/>
    </style:style>
    <style:style style:name="P12" style:family="paragraph" style:parent-style-name="Standard" style:list-style-name="WW8Num4">
      <style:paragraph-properties fo:text-align="justify" style:justify-single-word="false"/>
      <style:text-properties fo:language="fr" fo:country="CH"/>
    </style:style>
    <style:style style:name="P13" style:family="paragraph" style:parent-style-name="dfgh">
      <style:paragraph-properties fo:text-align="justify" style:justify-single-word="false"/>
      <style:text-properties fo:language="fr" fo:country="CH"/>
    </style:style>
    <style:style style:name="T1" style:family="text">
      <style:text-properties fo:language="fr" fo:country="CH"/>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oits, obligations et responsabilité des parties</text:p>
      <text:p text:style-name="P1"/>
      <text:p text:style-name="P1"/>
      <text:list xml:id="list33165045" text:style-name="WW8Num3">
        <text:list-item>
          <text:list>
            <text:list-item>
              <text:p text:style-name="P7"><text:span text:style-name="T1">La société TJM Delafontaine vous garantit</text:span>: qualit<text:span text:style-name="T1">é du service</text:span>, <text:span text:style-name="T1">accompagnement durant les excursions par des traducteurs parlant le russe, et transferts en voiture privée, correspondant aux normes en vigueur en Suisse.</text:span></text:p>
            </text:list-item>
            <text:list-item>
              <text:p text:style-name="P10">La société s'engage à proposer au client toute l'information nécessaire pour lui permettre de choisir son service touristique en toute connaissance de cause.</text:p>
            </text:list-item>
            <text:list-item>
              <text:p text:style-name="P10">La société ne fournit pas les billets d'entrée dans les musées, monuments, téléphériques, etc. Les moyens de transport sur de longues distances, et non prévus dans le programme, sont en supplément à la charge du client.</text:p>
            </text:list-item>
            <text:list-item>
              <text:p text:style-name="P10">Le client doit payer l'entier du programme au moins 10 jours<text:span text:style-name="T2"> </text:span>avant le début de celui-ci, sauf arrangement particulier entre les deux parties.</text:p>
            </text:list-item>
          </text:list>
        </text:list-item>
      </text:list>
      <text:p text:style-name="P1"/>
      <text:p text:style-name="P1"/>
      <text:list xml:id="list33162550" text:style-name="WW8Num2">
        <text:list-item>
          <text:list>
            <text:list-item>
              <text:p text:style-name="P8"><text:span text:style-name="T1">Le client a l'obligation pendant toute la durée de l'excursion d'observer les règles de sécurité et de respecter les </text:span><text:span text:style-name="T2">indications</text:span><text:span text:style-name="T1"> des accompagnateurs.</text:span></text:p>
            </text:list-item>
            <text:list-item>
              <text:p text:style-name="P11">Le client a l'obligation de respecter la nature environnante, ainsi que les monuments historiques et culturels.</text:p>
            </text:list-item>
            <text:list-item>
              <text:p text:style-name="P11">La société décline toute responsabilité en cas de détériorations par le client dans les lieux visités. </text:p>
            </text:list-item>
            <text:list-item>
              <text:p text:style-name="P8"><text:span text:style-name="T1">En cas de comportement particulièrement mauvais du client,</text:span> <text:span text:style-name="T1">état d'alcoolisme,</text:span> <text:span text:style-name="T1">ou toute autre violation du même ordre des règles de conduite en société, l'accompagnateur est en </text:span><text:span text:style-name="T2">droit d'interrompre l'excursion. Dans ce cas aucun remboursement ne sera effectu</text:span><text:span text:style-name="T1">é.</text:span></text:p>
            </text:list-item>
          </text:list>
        </text:list-item>
      </text:list>
      <text:p text:style-name="P2"/>
      <text:list xml:id="list33244860" text:continue-numbering="true" text:style-name="WW8Num2">
        <text:list-item>
          <text:list>
            <text:list-header>
              <text:p text:style-name="P11"/>
            </text:list-header>
          </text:list>
        </text:list-item>
      </text:list>
      <text:p text:style-name="P5"><text:span text:style-name="T2">3.1 <text:s/></text:span><text:span text:style-name="T1">Dans le cas où la société se charge sur demande du client de la réservation d'un hôtel, elle agit en nom et pour le compte du client.</text:span></text:p>
      <text:list xml:id="list33180868" text:style-name="WW8Num1">
        <text:list-item>
          <text:list>
            <text:list-item>
              <text:p text:style-name="P13">La société ne contrôle pas et décline toute responsabilité des activités du client en-dehors du temps de l'excursion, en particulier sur son lieu de résidence.</text:p>
            </text:list-item>
          </text:list>
        </text:list-item>
      </text:list>
      <text:p text:style-name="P2"/>
      <text:p text:style-name="P2"/>
      <text:p text:style-name="P6"><text:span text:style-name="T1">4.1 </text:span><text:span text:style-name="T2"><text:s/></text:span><text:span text:style-name="T1">Le client a l'obligation d'avertir au moins 10 jours au préalable en cas d'annulation d'un élément du programme réservé. Dans le cas contraire, la société ne garantit pas la restitution de l'entier du montant de la réservation.</text:span></text:p>
      <text:list xml:id="list33169306" text:style-name="WW8Num4">
        <text:list-item>
          <text:list>
            <text:list-item>
              <text:p text:style-name="P12">La société décline toute responsabilité en cas de situation d'illégalité, comme la non-possession de documents légaux. Le client est considéré au courant du droit suisse et international.</text:p>
            </text:list-item>
          </text:list>
        </text:list-item>
      </text:list>
      <text:p text:style-name="P2"/>
      <text:p text:style-name="P2"/>
      <text:p text:style-name="P1">5. <text:s text:c="3"/><text:span text:style-name="T1">En cas de litige, le for juridique se trouve à Sion </text:span><text:span text:style-name="T2">(</text:span><text:span text:style-name="T1">Valais, Suisse</text:span><text:span text:style-name="T2">)</text:span><text:span text:style-name="T1">.</text:span></text:p>
      <text:p text:style-name="P1"><text:s text:c="3"/></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dfgh" style:family="paragraph" style:parent-style-name="Standard" style:list-style-name="WW8Num1" style:class="text">
      <style:paragraph-properties fo:text-align="justify" style:justify-single-word="false"/>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text:start-value="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Delafontaine</meta:initial-creator>
    <meta:creation-date>2009-09-06T02:58:21.46</meta:creation-date>
    <dc:date>2009-10-03T13:14:18.17</dc:date>
    <dc:creator>Julien Delafontaine</dc:creator>
    <meta:editing-duration>PT01H18M24S</meta:editing-duration>
    <meta:editing-cycles>11</meta:editing-cycles>
    <meta:generator>OpenOffice.org/3.1$Win32 OpenOffice.org_project/310m19$Build-9420</meta:generator>
    <meta:document-statistic meta:table-count="0" meta:image-count="0" meta:object-count="0" meta:page-count="1" meta:paragraph-count="15" meta:word-count="352" meta:character-count="2228"/>
  </office:meta>
</office:document-meta>
</file>